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language="en" fo:country="CA" officeooo:rsid="0030a806" officeooo:paragraph-rsid="000f7037" style:font-name-asian="SimSun" style:font-name-complex="Mangal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268306" officeooo:paragraph-rsid="000f7037" style:font-name-asian="SimSun" style:font-name-complex="Mangal"/>
    </style:style>
    <style:style style:name="P3" style:family="paragraph" style:parent-style-name="Standard">
      <style:text-properties style:font-name="Liberation Serif" officeooo:rsid="00268306" officeooo:paragraph-rsid="000f7037" style:font-name-asian="SimSun" style:font-name-complex="Mangal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0b44d7" officeooo:paragraph-rsid="000f7037" style:font-name-asian="SimSun" style:font-name-complex="Mangal"/>
    </style:style>
    <style:style style:name="P5" style:family="paragraph" style:parent-style-name="Standard">
      <style:text-properties style:font-name="Liberation Serif" officeooo:rsid="000b44d7" officeooo:paragraph-rsid="000f7037" style:font-name-asian="SimSun" style:font-name-complex="Mangal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0c4f1b" officeooo:paragraph-rsid="000f7037" style:font-name-asian="SimSun" style:font-name-complex="Mangal"/>
    </style:style>
    <style:style style:name="P7" style:family="paragraph" style:parent-style-name="Standard">
      <style:text-properties style:font-name="Liberation Serif" officeooo:rsid="000e0beb" officeooo:paragraph-rsid="000f7037" style:font-name-asian="SimSun" style:font-name-complex="Mangal"/>
    </style:style>
    <style:style style:name="P8" style:family="paragraph" style:parent-style-name="Standard">
      <style:text-properties style:font-name="Liberation Serif" officeooo:rsid="0015a4f8" officeooo:paragraph-rsid="000f7037" style:font-name-asian="SimSun" style:font-name-complex="Mangal"/>
    </style:style>
    <style:style style:name="P9" style:family="paragraph" style:parent-style-name="Standard">
      <style:text-properties style:font-name="Liberation Serif" officeooo:rsid="001718fb" officeooo:paragraph-rsid="000f7037" style:font-name-asian="SimSun" style:font-name-complex="Mangal"/>
    </style:style>
    <style:style style:name="P10" style:family="paragraph" style:parent-style-name="Standard">
      <style:text-properties style:font-name="Liberation Serif" officeooo:rsid="00116c81" officeooo:paragraph-rsid="000f7037" style:font-name-asian="SimSun" style:font-name-complex="Mangal"/>
    </style:style>
    <style:style style:name="P11" style:family="paragraph" style:parent-style-name="Standard">
      <style:text-properties style:font-name="Liberation Serif" officeooo:rsid="001b205d" officeooo:paragraph-rsid="000f7037" style:font-name-asian="SimSun" style:font-name-complex="Mangal"/>
    </style:style>
    <style:style style:name="P12" style:family="paragraph" style:parent-style-name="Standard">
      <style:text-properties style:font-name="Liberation Serif" officeooo:rsid="00121e73" officeooo:paragraph-rsid="000f7037" style:font-name-asian="SimSun" style:font-name-complex="Mangal"/>
    </style:style>
    <style:style style:name="P13" style:family="paragraph" style:parent-style-name="Standard">
      <style:text-properties style:font-name="Liberation Serif" officeooo:rsid="000ae2b6" officeooo:paragraph-rsid="000f7037" style:font-name-asian="SimSun" style:font-name-complex="Mangal"/>
    </style:style>
    <style:style style:name="P14" style:family="paragraph" style:parent-style-name="Standard">
      <style:paragraph-properties fo:text-align="start" style:justify-single-word="false"/>
      <style:text-properties officeooo:rsid="0007226e" officeooo:paragraph-rsid="000f7037"/>
    </style:style>
    <style:style style:name="P15" style:family="paragraph" style:parent-style-name="Standard">
      <style:text-properties officeooo:rsid="0007226e" officeooo:paragraph-rsid="000f7037"/>
    </style:style>
    <style:style style:name="P16" style:family="paragraph" style:parent-style-name="Standard">
      <style:text-properties officeooo:rsid="000a79df" officeooo:paragraph-rsid="000f7037"/>
    </style:style>
    <style:style style:name="P17" style:family="paragraph" style:parent-style-name="Standard">
      <style:text-properties officeooo:rsid="002405d0" officeooo:paragraph-rsid="000f7037"/>
    </style:style>
    <style:style style:name="P18" style:family="paragraph" style:parent-style-name="Standard">
      <style:text-properties officeooo:rsid="0028717e" officeooo:paragraph-rsid="000f7037"/>
    </style:style>
    <style:style style:name="P19" style:family="paragraph" style:parent-style-name="Standard">
      <style:text-properties officeooo:rsid="002d0ce1" officeooo:paragraph-rsid="000f7037"/>
    </style:style>
    <style:style style:name="P20" style:family="paragraph" style:parent-style-name="Standard">
      <style:paragraph-properties fo:text-align="start" style:justify-single-word="false"/>
      <style:text-properties officeooo:rsid="000c4f1b" officeooo:paragraph-rsid="000f7037"/>
    </style:style>
    <style:style style:name="P21" style:family="paragraph" style:parent-style-name="Standard">
      <style:paragraph-properties fo:text-align="start" style:justify-single-word="false"/>
      <style:text-properties officeooo:rsid="000b44d7" officeooo:paragraph-rsid="000f7037"/>
    </style:style>
    <style:style style:name="P22" style:family="paragraph" style:parent-style-name="Standard">
      <style:text-properties officeooo:rsid="000e0beb" officeooo:paragraph-rsid="000f7037"/>
    </style:style>
    <style:style style:name="P23" style:family="paragraph" style:parent-style-name="Standard">
      <style:text-properties officeooo:rsid="000ee6a9" officeooo:paragraph-rsid="000f7037"/>
    </style:style>
    <style:style style:name="P24" style:family="paragraph" style:parent-style-name="Standard">
      <style:text-properties officeooo:rsid="0015a4f8" officeooo:paragraph-rsid="000f7037"/>
    </style:style>
    <style:style style:name="P25" style:family="paragraph" style:parent-style-name="Standard">
      <style:text-properties officeooo:rsid="0042b70e" officeooo:paragraph-rsid="000f7037"/>
    </style:style>
    <style:style style:name="P26" style:family="paragraph" style:parent-style-name="Standard">
      <style:text-properties officeooo:rsid="00116c81" officeooo:paragraph-rsid="000f7037"/>
    </style:style>
    <style:style style:name="P27" style:family="paragraph" style:parent-style-name="Standard">
      <style:text-properties officeooo:rsid="0043be47" officeooo:paragraph-rsid="000f7037"/>
    </style:style>
    <style:style style:name="P28" style:family="paragraph" style:parent-style-name="Standard">
      <style:text-properties officeooo:rsid="001718fb" officeooo:paragraph-rsid="000f7037"/>
    </style:style>
    <style:style style:name="P29" style:family="paragraph" style:parent-style-name="Standard">
      <style:text-properties officeooo:rsid="00121e73" officeooo:paragraph-rsid="000f7037"/>
    </style:style>
    <style:style style:name="P30" style:family="paragraph" style:parent-style-name="Standard">
      <style:text-properties officeooo:rsid="00140c0c" officeooo:paragraph-rsid="000f7037"/>
    </style:style>
    <style:style style:name="P31" style:family="paragraph" style:parent-style-name="Standard">
      <style:text-properties officeooo:rsid="00108b6c" officeooo:paragraph-rsid="000f7037"/>
    </style:style>
    <style:style style:name="P32" style:family="paragraph" style:parent-style-name="Standard">
      <style:text-properties officeooo:rsid="001806a2" officeooo:paragraph-rsid="000f7037"/>
    </style:style>
    <style:style style:name="P33" style:family="paragraph" style:parent-style-name="Standard">
      <style:text-properties officeooo:paragraph-rsid="000f7037"/>
    </style:style>
    <style:style style:name="P34" style:family="paragraph" style:parent-style-name="Standard">
      <style:paragraph-properties style:writing-mode="lr-tb"/>
      <style:text-properties officeooo:rsid="0028717e" officeooo:paragraph-rsid="000f7037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00c4f1b" officeooo:paragraph-rsid="000f7037"/>
    </style:style>
    <style:style style:name="P36" style:family="paragraph" style:parent-style-name="Standard">
      <style:paragraph-properties style:writing-mode="lr-tb"/>
      <style:text-properties officeooo:rsid="0015a4f8" officeooo:paragraph-rsid="000f7037"/>
    </style:style>
    <style:style style:name="P37" style:family="paragraph" style:parent-style-name="Standard">
      <style:paragraph-properties fo:break-before="page"/>
      <style:text-properties officeooo:rsid="00108b6c" officeooo:paragraph-rsid="000f7037"/>
    </style:style>
    <style:style style:name="P38" style:family="paragraph" style:parent-style-name="Standard">
      <style:paragraph-properties fo:break-before="page"/>
      <style:text-properties style:font-name="Liberation Serif" officeooo:rsid="00108b6c" officeooo:paragraph-rsid="000f7037" style:font-name-asian="SimSun" style:font-name-complex="Mangal"/>
    </style:style>
    <style:style style:name="P39" style:family="paragraph" style:parent-style-name="Standard">
      <style:paragraph-properties fo:break-before="page"/>
      <style:text-properties style:font-name="Liberation Serif" officeooo:rsid="00116c81" officeooo:paragraph-rsid="000f7037" style:font-name-asian="SimSun" style:font-name-complex="Mangal"/>
    </style:style>
    <style:style style:name="P40" style:family="paragraph" style:parent-style-name="Standard">
      <style:paragraph-properties fo:break-before="page"/>
      <style:text-properties style:font-name="Liberation Serif" officeooo:rsid="00121e73" officeooo:paragraph-rsid="000f7037" style:font-name-asian="SimSun" style:font-name-complex="Mangal"/>
    </style:style>
    <style:style style:name="P41" style:family="paragraph" style:parent-style-name="Heading_20_1">
      <style:text-properties style:font-name="Liberation Sans" officeooo:paragraph-rsid="000f7037"/>
    </style:style>
    <style:style style:name="P42" style:family="paragraph" style:parent-style-name="Heading_20_1">
      <style:text-properties officeooo:paragraph-rsid="000f7037"/>
    </style:style>
    <style:style style:name="P43" style:family="paragraph" style:parent-style-name="Subtitle">
      <style:text-properties officeooo:paragraph-rsid="000f7037"/>
    </style:style>
    <style:style style:name="P44" style:family="paragraph" style:parent-style-name="Horizontal_20_Line">
      <style:text-properties officeooo:paragraph-rsid="000f7037"/>
    </style:style>
    <style:style style:name="P45" style:family="paragraph" style:parent-style-name="Title">
      <style:text-properties officeooo:paragraph-rsid="000f7037"/>
    </style:style>
    <style:style style:name="T1" style:family="text">
      <style:text-properties officeooo:rsid="002405d0"/>
    </style:style>
    <style:style style:name="T2" style:family="text">
      <style:text-properties officeooo:rsid="000859f3"/>
    </style:style>
    <style:style style:name="T3" style:family="text">
      <style:text-properties officeooo:rsid="0038ab69"/>
    </style:style>
    <style:style style:name="T4" style:family="text">
      <style:text-properties officeooo:rsid="003839e4"/>
    </style:style>
    <style:style style:name="T5" style:family="text">
      <style:text-properties officeooo:rsid="0030f07a"/>
    </style:style>
    <style:style style:name="T6" style:family="text">
      <style:text-properties officeooo:rsid="0060e1b9"/>
    </style:style>
    <style:style style:name="T7" style:family="text">
      <style:text-properties officeooo:rsid="002d0ce1"/>
    </style:style>
    <style:style style:name="T8" style:family="text">
      <style:text-properties style:text-position="super 58%" officeooo:rsid="0028fcf5"/>
    </style:style>
    <style:style style:name="T9" style:family="text">
      <style:text-properties officeooo:rsid="0028fcf5"/>
    </style:style>
    <style:style style:name="T10" style:family="text">
      <style:text-properties style:text-underline-style="solid" style:text-underline-width="auto" style:text-underline-color="font-color" officeooo:rsid="0028fcf5"/>
    </style:style>
    <style:style style:name="T11" style:family="text">
      <style:text-properties style:text-underline-style="none" officeooo:rsid="003839e4"/>
    </style:style>
    <style:style style:name="T12" style:family="text">
      <style:text-properties officeooo:rsid="00389f06"/>
    </style:style>
    <style:style style:name="T13" style:family="text">
      <style:text-properties officeooo:rsid="000ae2b6"/>
    </style:style>
    <style:style style:name="T14" style:family="text">
      <style:text-properties style:font-name="Liberation Serif1" style:font-name-asian="Liberation Serif1" style:font-name-complex="Liberation Serif1"/>
    </style:style>
    <style:style style:name="T15" style:family="text">
      <style:text-properties style:font-name="Liberation Serif1" officeooo:rsid="000b44d7" style:font-name-asian="Liberation Serif1" style:font-name-complex="Liberation Serif1"/>
    </style:style>
    <style:style style:name="T16" style:family="text">
      <style:text-properties officeooo:rsid="000b44d7"/>
    </style:style>
    <style:style style:name="T17" style:family="text">
      <style:text-properties officeooo:rsid="0054aebf"/>
    </style:style>
    <style:style style:name="T18" style:family="text">
      <style:text-properties officeooo:rsid="00487800"/>
    </style:style>
    <style:style style:name="T19" style:family="text">
      <style:text-properties officeooo:rsid="004a51e0"/>
    </style:style>
    <style:style style:name="T20" style:family="text">
      <style:text-properties officeooo:rsid="000b44d7" style:font-name-asian="Liberation Serif1" style:font-name-complex="Liberation Serif1"/>
    </style:style>
    <style:style style:name="T21" style:family="text">
      <style:text-properties style:font-name-asian="SimSun" style:font-name-complex="Mangal"/>
    </style:style>
    <style:style style:name="T22" style:family="text">
      <style:text-properties officeooo:rsid="000b44d7" style:font-name-asian="SimSun" style:font-name-complex="Mangal"/>
    </style:style>
    <style:style style:name="T23" style:family="text">
      <style:text-properties officeooo:rsid="000ae2b6" style:font-name-asian="SimSun" style:font-name-complex="Mangal"/>
    </style:style>
    <style:style style:name="T24" style:family="text">
      <style:text-properties style:font-name="Liberation Serif" style:font-name-asian="SimSun" style:font-name-complex="Mangal"/>
    </style:style>
    <style:style style:name="T25" style:family="text">
      <style:text-properties style:font-name="Liberation Serif" officeooo:rsid="000b44d7" style:font-name-asian="SimSun" style:font-name-complex="Mangal"/>
    </style:style>
    <style:style style:name="T26" style:family="text">
      <style:text-properties style:font-name="Liberation Serif" officeooo:rsid="000ae2b6" style:font-name-asian="SimSun" style:font-name-complex="Mangal"/>
    </style:style>
    <style:style style:name="T27" style:family="text">
      <style:text-properties style:font-name="Liberation Serif" officeooo:rsid="005ddaa4" style:font-name-asian="SimSun" style:font-name-complex="Mangal"/>
    </style:style>
    <style:style style:name="T28" style:family="text">
      <style:text-properties style:font-name="Liberation Serif" officeooo:rsid="00541d4a" style:font-name-asian="SimSun" style:font-name-complex="Mangal"/>
    </style:style>
    <style:style style:name="T29" style:family="text">
      <style:text-properties style:font-name="Liberation Serif" officeooo:rsid="000c4f1b" style:font-name-asian="SimSun" style:font-name-complex="Mangal"/>
    </style:style>
    <style:style style:name="T30" style:family="text">
      <style:text-properties style:font-name="Liberation Serif" officeooo:rsid="002405d0" style:font-name-asian="SimSun" style:font-name-complex="Mangal"/>
    </style:style>
    <style:style style:name="T31" style:family="text">
      <style:text-properties style:font-name="Liberation Serif" officeooo:rsid="000e0beb" style:font-name-asian="SimSun" style:font-name-complex="Mangal"/>
    </style:style>
    <style:style style:name="T32" style:family="text">
      <style:text-properties style:font-name="Liberation Serif" officeooo:rsid="000ee6a9" style:font-name-asian="SimSun" style:font-name-complex="Mangal"/>
    </style:style>
    <style:style style:name="T33" style:family="text">
      <style:text-properties style:font-name="Liberation Serif" officeooo:rsid="005c21e7" style:font-name-asian="SimSun" style:font-name-complex="Mangal"/>
    </style:style>
    <style:style style:name="T34" style:family="text">
      <style:text-properties style:font-name="Liberation Serif" officeooo:rsid="002db1f1" style:font-name-asian="SimSun" style:font-name-complex="Mangal"/>
    </style:style>
    <style:style style:name="T35" style:family="text">
      <style:text-properties style:font-name="Liberation Serif" officeooo:rsid="002ecf0a" style:font-name-asian="SimSun" style:font-name-complex="Mangal"/>
    </style:style>
    <style:style style:name="T36" style:family="text">
      <style:text-properties style:font-name="Liberation Serif" officeooo:rsid="0015a4f8" style:font-name-asian="SimSun" style:font-name-complex="Mangal"/>
    </style:style>
    <style:style style:name="T37" style:family="text">
      <style:text-properties style:font-name="Liberation Serif" officeooo:rsid="005fde15" style:font-name-asian="SimSun" style:font-name-complex="Mangal"/>
    </style:style>
    <style:style style:name="T38" style:family="text">
      <style:text-properties style:font-name="Liberation Serif" officeooo:rsid="0059fd7f" style:font-name-asian="SimSun" style:font-name-complex="Mangal"/>
    </style:style>
    <style:style style:name="T39" style:family="text">
      <style:text-properties style:font-name="Liberation Serif" officeooo:rsid="0042b70e" style:font-name-asian="SimSun" style:font-name-complex="Mangal"/>
    </style:style>
    <style:style style:name="T40" style:family="text">
      <style:text-properties style:font-name="Liberation Serif" officeooo:rsid="005f8a90" style:font-name-asian="SimSun" style:font-name-complex="Mangal"/>
    </style:style>
    <style:style style:name="T41" style:family="text">
      <style:text-properties style:font-name="Liberation Serif" officeooo:rsid="0054aebf" style:font-name-asian="SimSun" style:font-name-complex="Mangal"/>
    </style:style>
    <style:style style:name="T42" style:family="text">
      <style:text-properties style:font-name="Liberation Serif" officeooo:rsid="00180347" style:font-name-asian="SimSun" style:font-name-complex="Mangal"/>
    </style:style>
    <style:style style:name="T43" style:family="text">
      <style:text-properties style:font-name="Liberation Serif" officeooo:rsid="00116c81" style:font-name-asian="SimSun" style:font-name-complex="Mangal"/>
    </style:style>
    <style:style style:name="T44" style:family="text">
      <style:text-properties style:font-name="Liberation Serif" officeooo:rsid="001806a2" style:font-name-asian="SimSun" style:font-name-complex="Mangal"/>
    </style:style>
    <style:style style:name="T45" style:family="text">
      <style:text-properties officeooo:rsid="00639a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45">WiringPi <text:span text:style-name="T1">C To </text:span>C++ <text:span text:style-name="T2">Library Port Summary</text:span></text:p>
      <text:p text:style-name="P16"/>
      <text:p text:style-name="P43">Author<text:span text:style-name="T3">ship</text:span></text:p>
      <text:p text:style-name="P33"/>
      <text:p text:style-name="P15"><text:tab/><text:span text:style-name="T4">Gordon Henderson is the author of the original WiringPi library set. <text:s/>Aaron Abassi made these further listed alterations to the original work in order to produce the C++ (2014) version as well as this project summary document. <text:s/>The C++ version is derived directly from the original work of Gordon Henderson and I claim no copyright on the derived work though it is a derived work, leaving the derived work strictly under the same copyright license terms as Gordon Henderson’s original work.</text:span></text:p>
      <text:p text:style-name="P16"/>
      <text:p text:style-name="P43">Goal</text:p>
      <text:p text:style-name="P17"/>
      <text:p text:style-name="P17"><text:tab/><text:span text:style-name="T5">To port the WiringPi library and tools to the C++ (2014) programming language in order to simplify the addition of future trivial, I2C &amp; SPI compliant extensions and fast look-up tables. <text:s/>To identify and implement straightforward opportunities to make use of templates to replace multiple functions and/or variables. <text:s/>To maintain linker compatibility with the original C programming language library version in order to continue to serve users of other programming languages.</text:span></text:p>
      <text:p text:style-name="P16"/>
      <text:p text:style-name="P43">Conclusions</text:p>
      <text:p text:style-name="P18"/>
      <text:p text:style-name="P34"><text:tab/>The result is a library which is linker compatible, and therefore the original examples provided with the WiringPi library which remained in the C programming language link against the new C++ library version<text:span text:style-name="T6">s</text:span> without modification. <text:s/>A total of 17 function definitions are replaced with 4 function templates. <text:s/>A total of 13 (16 conditionally) variable definitions are replaced with 5 variable templates.</text:p>
      <text:p text:style-name="P16"/>
      <text:p text:style-name="P43">Observations</text:p>
      <text:p text:style-name="P19"/>
      <text:p text:style-name="P33"><text:span text:style-name="T7"><text:tab/>What follows is a summary of all the changes which were made to the source distribution. <text:s/>The C++ WiringPi source files used in this demonstration are based on WiringPi source code dated June 8</text:span><text:span text:style-name="T8">th</text:span><text:span text:style-name="T9"> 2017 using the URL “git://git.drogon.net/wiringPi”. <text:s/>All source files with the extension “.c” were renamed to the extension “.cpp” </text:span><text:span text:style-name="T10">except those source files in the “examples” directory</text:span><text:span text:style-name="T9">. <text:s/>Likewise all “Makefile” were modified </text:span><text:span text:style-name="T10">except the one in the “examples” directory</text:span><text:span text:style-name="T9">, which will continue to make use of “gcc” (the GNU </text:span><text:span text:style-name="T11">C programming language</text:span><text:span text:style-name="T4"> compiler). <text:s/>In all other instances the “Makefile” were converted to C++ format and use “g++” (the GNU C++ programming language compiler).</text:span></text:p>
      <text:p text:style-name="P33"/>
      <text:p text:style-name="P37"/>
      <text:p text:style-name="P43">WiringPi Library <text:span text:style-name="T12">(wiringPi directory)</text:span></text:p>
      <text:p text:style-name="P3"/>
      <text:p text:style-name="P44"/>
      <text:h text:style-name="P42" text:outline-level="1">rht03.c<text:span text:style-name="T13"> </text:span><text:span text:style-name="T15">→</text:span><text:span text:style-name="T16"> </text:span>rht03.cpp</text:h>
      <text:p text:style-name="P3"/>
      <text:p text:style-name="P2">myAnalogRead<text:span text:style-name="T13"> </text:span><text:span text:style-name="T15">→</text:span><text:span text:style-name="T16"> </text:span>Renamed local <text:span text:style-name="T17">identifier</text:span> “try” to “attempt”</text:p>
      <text:p text:style-name="P3"/>
      <text:p text:style-name="P44"/>
      <text:h text:style-name="P42" text:outline-level="1"><text:span text:style-name="T18">ds18b20</text:span>.c<text:span text:style-name="T13"> </text:span><text:span text:style-name="T15">→</text:span><text:span text:style-name="T16"> ds18b20</text:span>.cpp</text:h>
      <text:p text:style-name="P3"/>
      <text:p text:style-name="P2"><text:span text:style-name="T19">ds18b20Setup </text:span><text:span text:style-name="T15">→</text:span><text:span text:style-name="T16"> Type Cast Return Of "malloc"</text:span></text:p>
      <text:p text:style-name="P3"/>
      <text:p text:style-name="P44"/>
      <text:h text:style-name="P42" text:outline-level="1"><text:span text:style-name="T19">softPwm</text:span>.c<text:span text:style-name="T13"> </text:span><text:span text:style-name="T15">→</text:span><text:span text:style-name="T16"> softPwm</text:span>.cpp</text:h>
      <text:p text:style-name="P3"/>
      <text:p text:style-name="P2"><text:span text:style-name="T19">softPwmCreate </text:span><text:span text:style-name="T15">→</text:span><text:span text:style-name="T16"> Type Cast Return Of "malloc"</text:span></text:p>
      <text:p text:style-name="P3"/>
      <text:p text:style-name="P37"/>
      <text:p text:style-name="P43">WiringPi Library <text:span text:style-name="T12">(wiringPi directory)</text:span></text:p>
      <text:p text:style-name="P3"/>
      <text:p text:style-name="P44"/>
      <text:h text:style-name="P41" text:outline-level="1">wiringPi.c <text:span text:style-name="T20">→</text:span><text:span text:style-name="T22"> wiringPi.cpp</text:span></text:h>
      <text:p text:style-name="P5"/>
      <text:p text:style-name="P20"><text:span text:style-name="T25">g</text:span><text:span text:style-name="T24">pio_t</text:span><text:span text:style-name="T26"> </text:span><text:span text:style-name="T15">→</text:span><text:span text:style-name="T25"> </text:span><text:span text:style-name="T27">Introduced </text:span><text:span text:style-name="T24">Type Alias</text:span></text:p>
      <text:p text:style-name="P4"/>
      <text:p text:style-name="P21"><text:span text:style-name="T24">pinToGpioRx</text:span><text:span text:style-name="T26"> </text:span><text:span text:style-name="T14">→</text:span><text:span text:style-name="T24"> </text:span><text:span text:style-name="T28">Introduced </text:span><text:span text:style-name="T29">Variable Template</text:span></text:p>
      <text:p text:style-name="P20"><text:span text:style-name="T24">pinToGpioR1</text:span><text:span text:style-name="T26"> </text:span><text:span text:style-name="T15">→</text:span><text:span text:style-name="T25"> </text:span><text:span text:style-name="T30">Refactored As </text:span><text:span text:style-name="T24">Array Reference</text:span></text:p>
      <text:p text:style-name="P20"><text:span text:style-name="T24">pinToGpioR2</text:span><text:span text:style-name="T26"> </text:span><text:span text:style-name="T15">→</text:span><text:span text:style-name="T25"> </text:span><text:span text:style-name="T30">Refactored As </text:span><text:span text:style-name="T24">Array Reference</text:span></text:p>
      <text:p text:style-name="P6"/>
      <text:p text:style-name="P20"><text:span text:style-name="T24">physToGpioRx</text:span><text:span text:style-name="T26"> </text:span><text:span text:style-name="T15">→</text:span><text:span text:style-name="T25"> </text:span><text:span text:style-name="T28">Introduced </text:span><text:span text:style-name="T24">Variable Template</text:span></text:p>
      <text:p text:style-name="P20"><text:span text:style-name="T24">physToGpioR1</text:span><text:span text:style-name="T26"> </text:span><text:span text:style-name="T15">→</text:span><text:span text:style-name="T25"> </text:span><text:span text:style-name="T30">Refactored As </text:span><text:span text:style-name="T24">Array Reference</text:span></text:p>
      <text:p text:style-name="P20"><text:span text:style-name="T24">physToGpioR2</text:span><text:span text:style-name="T26"> </text:span><text:span text:style-name="T15">→</text:span><text:span text:style-name="T25"> </text:span><text:span text:style-name="T30">Refactored As </text:span><text:span text:style-name="T24">Array Reference</text:span></text:p>
      <text:p text:style-name="P6"/>
      <text:p text:style-name="P20"><text:span text:style-name="T24">gpioToLowHi</text:span><text:span text:style-name="T26"> </text:span><text:span text:style-name="T15">→</text:span><text:span text:style-name="T25"> </text:span><text:span text:style-name="T28">Introduced </text:span><text:span text:style-name="T24">Variable Template</text:span></text:p>
      <text:p text:style-name="P20"><text:span text:style-name="T24">gpioToGPSET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20"><text:span text:style-name="T24">gpioToGPCLR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20"><text:span text:style-name="T24">gpioToGPLEV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35"><text:span text:style-name="T31">(</text:span><text:span text:style-name="T32">conditional</text:span><text:span text:style-name="T31">) </text:span><text:span text:style-name="T24">gpioToEDS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20"><text:span text:style-name="T31">(</text:span><text:span text:style-name="T32">conditional</text:span><text:span text:style-name="T31">) </text:span><text:span text:style-name="T24">gpioToREN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20"><text:span text:style-name="T31">(</text:span><text:span text:style-name="T32">conditional</text:span><text:span text:style-name="T31">) </text:span><text:span text:style-name="T24">gpioToFEN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20"><text:span text:style-name="T24">gpioToPUDCLK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6"/>
      <text:p text:style-name="P20"><text:span text:style-name="T24">gpioToPwm</text:span><text:span text:style-name="T26"> </text:span><text:span text:style-name="T15">→</text:span><text:span text:style-name="T25"> </text:span><text:span text:style-name="T28">Introduced </text:span><text:span text:style-name="T24">Variable Template</text:span></text:p>
      <text:p text:style-name="P20"><text:span text:style-name="T24">gpioToPwmALT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20"><text:span text:style-name="T24">gpioToPwmPort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6"/>
      <text:p text:style-name="P20"><text:span text:style-name="T24">gpioToClk</text:span><text:span text:style-name="T26"> </text:span><text:span text:style-name="T15">→</text:span><text:span text:style-name="T25"> </text:span><text:span text:style-name="T28">Introduced </text:span><text:span text:style-name="T24">Variable Template</text:span></text:p>
      <text:p text:style-name="P20"><text:span text:style-name="T24">gpioToGpClkALT0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20"><text:span text:style-name="T24">gpioToClkCon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20"><text:span text:style-name="T24">gpioToClkDiv</text:span><text:span text:style-name="T26"> </text:span><text:span text:style-name="T15">→</text:span><text:span text:style-name="T25"> </text:span><text:span text:style-name="T30">Refactored As </text:span><text:span text:style-name="T24">Constant Pointer</text:span></text:p>
      <text:p text:style-name="P6"/>
      <text:p text:style-name="P38"/>
      <text:p text:style-name="P43">WiringPi Library <text:span text:style-name="T12">(wiringPi directory)</text:span></text:p>
      <text:p text:style-name="P3"/>
      <text:p text:style-name="P44"/>
      <text:h text:style-name="P42" text:outline-level="1">wpiExtensions.c<text:span text:style-name="T13"> </text:span><text:span text:style-name="T15">→</text:span><text:span text:style-name="T16"> wpiExtensions.cpp</text:span></text:h>
      <text:p text:style-name="P7"/>
      <text:p text:style-name="P22"><text:span text:style-name="T33">do_</text:span><text:span text:style-name="T24">extension_t</text:span><text:span text:style-name="T26"> </text:span><text:span text:style-name="T15">→</text:span><text:span text:style-name="T25"> </text:span><text:span text:style-name="T27">Introduced </text:span><text:span text:style-name="T24">Type Alias</text:span></text:p>
      <text:p text:style-name="P22"><text:span text:style-name="T24">trivial</text:span><text:span text:style-name="T33">_setup</text:span><text:span text:style-name="T24">_t</text:span><text:span text:style-name="T26"> </text:span><text:span text:style-name="T15">→</text:span><text:span text:style-name="T25"> </text:span><text:span text:style-name="T27">Introduced </text:span><text:span text:style-name="T24">Type Alias</text:span></text:p>
      <text:p text:style-name="P22"><text:span text:style-name="T24">i2c_</text:span><text:span text:style-name="T33">setup_</text:span><text:span text:style-name="T24">t</text:span><text:span text:style-name="T26"> </text:span><text:span text:style-name="T15">→</text:span><text:span text:style-name="T25"> </text:span><text:span text:style-name="T27">Introduced </text:span><text:span text:style-name="T24">Type Alias</text:span></text:p>
      <text:p text:style-name="P22"><text:span text:style-name="T24">spi_</text:span><text:span text:style-name="T33">setup_</text:span><text:span text:style-name="T24">t</text:span><text:span text:style-name="T26"> </text:span><text:span text:style-name="T15">→</text:span><text:span text:style-name="T25"> </text:span><text:span text:style-name="T27">Introduced </text:span><text:span text:style-name="T24">Type Alias</text:span></text:p>
      <text:p text:style-name="P22"><text:span text:style-name="T24">spi_port_</text:span><text:span text:style-name="T33">setup_</text:span><text:span text:style-name="T24">t</text:span><text:span text:style-name="T26"> </text:span><text:span text:style-name="T15">→</text:span><text:span text:style-name="T25"> </text:span><text:span text:style-name="T27">Introduced </text:span><text:span text:style-name="T24">Type Alias</text:span></text:p>
      <text:p text:style-name="P22"><text:span text:style-name="T24">extensionFunctionStruct</text:span><text:span text:style-name="T26"> </text:span><text:span text:style-name="T15">→</text:span><text:span text:style-name="T25"> </text:span><text:span text:style-name="T34">Simplified </text:span><text:span text:style-name="T28">Member “function” </text:span><text:span text:style-name="T35">Using Type Alias</text:span></text:p>
      <text:p text:style-name="P23"><text:span text:style-name="T24">extractStr</text:span><text:span text:style-name="T26"> </text:span><text:span text:style-name="T15">→</text:span><text:span text:style-name="T25"> </text:span><text:span text:style-name="T24">Type Cast Return Of "calloc"</text:span></text:p>
      <text:p text:style-name="P23"><text:span text:style-name="T24">doExtensionTrivial</text:span><text:span text:style-name="T26"> </text:span><text:span text:style-name="T15">→</text:span><text:span text:style-name="T25"> </text:span><text:span text:style-name="T28">Introduced </text:span><text:span text:style-name="T24">Function Template</text:span></text:p>
      <text:p text:style-name="P23"><text:span text:style-name="T24">doExtensionI2C</text:span><text:span text:style-name="T26"> </text:span><text:span text:style-name="T15">→</text:span><text:span text:style-name="T25"> </text:span><text:span text:style-name="T28">Introduced </text:span><text:span text:style-name="T24">Function Template</text:span></text:p>
      <text:p text:style-name="P23"><text:span text:style-name="T24">doExtensionSPI</text:span><text:span text:style-name="T26"> </text:span><text:span text:style-name="T15">→</text:span><text:span text:style-name="T25"> </text:span><text:span text:style-name="T28">Introduced </text:span><text:span text:style-name="T24">Function Template</text:span></text:p>
      <text:p text:style-name="P23"><text:span text:style-name="T24">doExtensionSPIPort</text:span><text:span text:style-name="T26"> </text:span><text:span text:style-name="T15">→</text:span><text:span text:style-name="T25"> </text:span><text:span text:style-name="T28">Introduced </text:span><text:span text:style-name="T24">Function Template</text:span></text:p>
      <text:p text:style-name="P23"><text:span text:style-name="T24">doExtensionMcp23008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Mcp23016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Mcp23017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Mcp23s08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Mcp23s17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Pcf8574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Ads1115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Pcf8591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PseudoPins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Bmp180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Htu21d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Max31855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Mcp3002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Mcp3004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Max5322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Mcp4802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23"><text:span text:style-name="T24">doExtensionSn3218</text:span><text:span text:style-name="T26"> </text:span><text:span text:style-name="T15">→</text:span><text:span text:style-name="T25"> </text:span><text:span text:style-name="T30">Replaced By </text:span><text:span text:style-name="T24">Function Template Instance</text:span></text:p>
      <text:p text:style-name="P3"/>
      <text:p text:style-name="P37"/>
      <text:p text:style-name="P43">WiringPi Library <text:span text:style-name="T12">(wiringPi directory)</text:span></text:p>
      <text:p text:style-name="P3"/>
      <text:p text:style-name="P44"/>
      <text:h text:style-name="P42" text:outline-level="1">Makefile</text:h>
      <text:p text:style-name="P8"/>
      <text:p text:style-name="P24"><text:span text:style-name="T24">CC </text:span><text:span text:style-name="T15">→</text:span><text:span text:style-name="T25"> </text:span><text:span text:style-name="T24">CXX</text:span></text:p>
      <text:p text:style-name="P25"><text:span text:style-name="T24">gcc</text:span><text:span text:style-name="T36"> </text:span><text:span text:style-name="T15">→</text:span><text:span text:style-name="T25"> </text:span><text:span text:style-name="T24">g++</text:span></text:p>
      <text:p text:style-name="P24"><text:span text:style-name="T24">CFLAGS</text:span><text:span text:style-name="T26"> </text:span><text:span text:style-name="T15">→</text:span><text:span text:style-name="T25"> </text:span><text:span text:style-name="T24">CXXFLAGS</text:span></text:p>
      <text:p text:style-name="P36"><text:span text:style-name="T24">CXXFLAGS</text:span><text:span text:style-name="T26"> </text:span><text:span text:style-name="T15">→</text:span><text:span text:style-name="T25"> </text:span><text:span text:style-name="T37">Appended</text:span><text:span text:style-name="T38"> </text:span><text:span text:style-name="T24">-std=c++14</text:span></text:p>
      <text:p text:style-name="P24"><text:span text:style-name="T24">wiringPi.c</text:span><text:span text:style-name="T26"> </text:span><text:span text:style-name="T15">→</text:span><text:span text:style-name="T25"> </text:span><text:span text:style-name="T24">wiringPi.cpp</text:span></text:p>
      <text:p text:style-name="P24"><text:span text:style-name="T24">wiringSerial.c</text:span><text:span text:style-name="T26"> </text:span><text:span text:style-name="T15">→</text:span><text:span text:style-name="T25"> </text:span><text:span text:style-name="T24">wiringSerial.cpp</text:span></text:p>
      <text:p text:style-name="P24"><text:span text:style-name="T24">wiringShift.c</text:span><text:span text:style-name="T26"> </text:span><text:span text:style-name="T15">→</text:span><text:span text:style-name="T25"> </text:span><text:span text:style-name="T24">wiringShift.cpp</text:span></text:p>
      <text:p text:style-name="P24"><text:span text:style-name="T24">piHiPri.c</text:span><text:span text:style-name="T26"> </text:span><text:span text:style-name="T15">→</text:span><text:span text:style-name="T25"> </text:span><text:span text:style-name="T24">piHiPri.cpp</text:span></text:p>
      <text:p text:style-name="P24"><text:span text:style-name="T24">piThread.c</text:span><text:span text:style-name="T26"> </text:span><text:span text:style-name="T15">→</text:span><text:span text:style-name="T25"> </text:span><text:span text:style-name="T24">piThread.cpp</text:span></text:p>
      <text:p text:style-name="P24"><text:span text:style-name="T24">wiringPiSPI.c</text:span><text:span text:style-name="T26"> </text:span><text:span text:style-name="T15">→</text:span><text:span text:style-name="T25"> </text:span><text:span text:style-name="T24">wiringPiSPI.cpp</text:span></text:p>
      <text:p text:style-name="P24"><text:span text:style-name="T24">wiringPiI2C.c</text:span><text:span text:style-name="T26"> </text:span><text:span text:style-name="T15">→</text:span><text:span text:style-name="T25"> </text:span><text:span text:style-name="T24">wiringPiI2C.cpp</text:span></text:p>
      <text:p text:style-name="P24"><text:span text:style-name="T24">softPwm.c</text:span><text:span text:style-name="T26"> </text:span><text:span text:style-name="T15">→</text:span><text:span text:style-name="T25"> </text:span><text:span text:style-name="T24">softPwm.cpp</text:span></text:p>
      <text:p text:style-name="P24"><text:span text:style-name="T26">s</text:span><text:span text:style-name="T24">oftTone.c</text:span><text:span text:style-name="T26"> </text:span><text:span text:style-name="T15">→</text:span><text:span text:style-name="T25"> </text:span><text:span text:style-name="T24">softTone.cpp</text:span></text:p>
      <text:p text:style-name="P24"><text:span text:style-name="T24">mcp23008.c</text:span><text:span text:style-name="T26"> </text:span><text:span text:style-name="T15">→</text:span><text:span text:style-name="T25"> </text:span><text:span text:style-name="T24">mcp23008.cpp</text:span></text:p>
      <text:p text:style-name="P24"><text:span text:style-name="T24">mcp23016.c</text:span><text:span text:style-name="T26"> </text:span><text:span text:style-name="T15">→</text:span><text:span text:style-name="T25"> </text:span><text:span text:style-name="T24">mcp23016.cpp</text:span></text:p>
      <text:p text:style-name="P24"><text:span text:style-name="T24">mcp23017.c</text:span><text:span text:style-name="T26"> </text:span><text:span text:style-name="T15">→</text:span><text:span text:style-name="T25"> </text:span><text:span text:style-name="T24">mcp23017.cpp</text:span></text:p>
      <text:p text:style-name="P24"><text:span text:style-name="T24">mcp23s08.c</text:span><text:span text:style-name="T26"> </text:span><text:span text:style-name="T15">→</text:span><text:span text:style-name="T25"> </text:span><text:span text:style-name="T24">mcp23s08.cpp</text:span></text:p>
      <text:p text:style-name="P24"><text:span text:style-name="T24">mcp23s17.c</text:span><text:span text:style-name="T26"> </text:span><text:span text:style-name="T15">→</text:span><text:span text:style-name="T25"> </text:span><text:span text:style-name="T24">mcp23s17.cpp</text:span></text:p>
      <text:p text:style-name="P24"><text:span text:style-name="T24">sr595.c</text:span><text:span text:style-name="T26"> </text:span><text:span text:style-name="T15">→</text:span><text:span text:style-name="T25"> </text:span><text:span text:style-name="T24">sr595.cpp</text:span></text:p>
      <text:p text:style-name="P24"><text:span text:style-name="T24">pcf8574.c</text:span><text:span text:style-name="T26"> </text:span><text:span text:style-name="T15">→</text:span><text:span text:style-name="T25"> </text:span><text:span text:style-name="T24">pcf8574.cpp</text:span></text:p>
      <text:p text:style-name="P24"><text:span text:style-name="T24">pcf8591.c</text:span><text:span text:style-name="T26"> </text:span><text:span text:style-name="T15">→</text:span><text:span text:style-name="T25"> </text:span><text:span text:style-name="T24">pcf8591.cpp</text:span></text:p>
      <text:p text:style-name="P24"><text:span text:style-name="T24">mcp3002.c</text:span><text:span text:style-name="T26"> </text:span><text:span text:style-name="T15">→</text:span><text:span text:style-name="T25"> </text:span><text:span text:style-name="T24">mcp3002.cpp</text:span></text:p>
      <text:p text:style-name="P24"><text:span text:style-name="T24">mcp3004.c</text:span><text:span text:style-name="T26"> </text:span><text:span text:style-name="T15">→</text:span><text:span text:style-name="T25"> </text:span><text:span text:style-name="T24">mcp3004.cpp</text:span></text:p>
      <text:p text:style-name="P24"><text:span text:style-name="T24">mcp4802.c</text:span><text:span text:style-name="T26"> </text:span><text:span text:style-name="T15">→</text:span><text:span text:style-name="T25"> </text:span><text:span text:style-name="T24">mcp4802.cpp</text:span></text:p>
      <text:p text:style-name="P24"><text:span text:style-name="T24">mcp3422.c</text:span><text:span text:style-name="T26"> </text:span><text:span text:style-name="T15">→</text:span><text:span text:style-name="T25"> </text:span><text:span text:style-name="T24">mcp3422.cpp</text:span></text:p>
      <text:p text:style-name="P24"><text:span text:style-name="T24">max31855.c</text:span><text:span text:style-name="T26"> </text:span><text:span text:style-name="T15">→</text:span><text:span text:style-name="T25"> </text:span><text:span text:style-name="T24">max31855.cpp</text:span></text:p>
      <text:p text:style-name="P24"><text:span text:style-name="T26">m</text:span><text:span text:style-name="T24">ax5322.c</text:span><text:span text:style-name="T26"> </text:span><text:span text:style-name="T15">→</text:span><text:span text:style-name="T25"> </text:span><text:span text:style-name="T24">max5322.cpp</text:span></text:p>
      <text:p text:style-name="P24"><text:span text:style-name="T24">ads1115.c</text:span><text:span text:style-name="T26"> </text:span><text:span text:style-name="T15">→</text:span><text:span text:style-name="T25"> </text:span><text:span text:style-name="T24">ads1115.cpp</text:span></text:p>
      <text:p text:style-name="P24"><text:span text:style-name="T24">sn3218.c</text:span><text:span text:style-name="T26"> </text:span><text:span text:style-name="T15">→</text:span><text:span text:style-name="T25"> </text:span><text:span text:style-name="T24">sn3218.cpp</text:span></text:p>
      <text:p text:style-name="P24"><text:span text:style-name="T24">bmp180.c</text:span><text:span text:style-name="T26"> </text:span><text:span text:style-name="T15">→</text:span><text:span text:style-name="T25"> </text:span><text:span text:style-name="T24">bmp180.cpp</text:span></text:p>
      <text:p text:style-name="P24"><text:span text:style-name="T24">htu21d.c</text:span><text:span text:style-name="T26"> </text:span><text:span text:style-name="T15">→</text:span><text:span text:style-name="T25"> </text:span><text:span text:style-name="T24">htu21d.cpp</text:span></text:p>
      <text:p text:style-name="P24"><text:span text:style-name="T24">ds18b20.c</text:span><text:span text:style-name="T26"> </text:span><text:span text:style-name="T15">→</text:span><text:span text:style-name="T25"> </text:span><text:span text:style-name="T24">ds18b20.cpp</text:span></text:p>
      <text:p text:style-name="P24"><text:span text:style-name="T24">rht03.c</text:span><text:span text:style-name="T26"> </text:span><text:span text:style-name="T15">→</text:span><text:span text:style-name="T25"> </text:span><text:span text:style-name="T24">rht03.cpp</text:span></text:p>
      <text:p text:style-name="P24"><text:span text:style-name="T24">drcSerial.c</text:span><text:span text:style-name="T26"> </text:span><text:span text:style-name="T15">→</text:span><text:span text:style-name="T25"> </text:span><text:span text:style-name="T24">drcSerial.cpp</text:span></text:p>
      <text:p text:style-name="P24"><text:span text:style-name="T24">drcNet.c</text:span><text:span text:style-name="T26"> </text:span><text:span text:style-name="T15">→</text:span><text:span text:style-name="T25"> </text:span><text:span text:style-name="T24">drcNet.cpp</text:span></text:p>
      <text:p text:style-name="P24"><text:span text:style-name="T24">pseudoPins.c</text:span><text:span text:style-name="T26"> </text:span><text:span text:style-name="T15">→</text:span><text:span text:style-name="T25"> </text:span><text:span text:style-name="T24">pseudoPins.cpp</text:span></text:p>
      <text:p text:style-name="P24"><text:span text:style-name="T24">wpiExtensions.c</text:span><text:span text:style-name="T26"> </text:span><text:span text:style-name="T15">→</text:span><text:span text:style-name="T25"> </text:span><text:span text:style-name="T24">wpiExtensions.cpp</text:span></text:p>
      <text:p text:style-name="P24"><text:span text:style-name="T39">$(SRC:.c=.o)</text:span><text:span text:style-name="T15">→</text:span><text:span text:style-name="T25"> </text:span><text:span text:style-name="T39">$(</text:span><text:span text:style-name="T24">SRC:</text:span><text:span text:style-name="T25">.</text:span><text:span text:style-name="T24">cpp=.o</text:span><text:span text:style-name="T39">)</text:span></text:p>
      <text:p text:style-name="P9"/>
      <text:p text:style-name="P39"/>
      <text:p text:style-name="P43">Device Library (devLib<text:span text:style-name="T45"> directory</text:span>)</text:p>
      <text:p text:style-name="P3"/>
      <text:p text:style-name="P44"/>
      <text:h text:style-name="P42" text:outline-level="1">lcd128x64.h</text:h>
      <text:p text:style-name="P10"/>
      <text:p text:style-name="P26"><text:span text:style-name="T40">Introduced</text:span><text:span text:style-name="T26"> </text:span><text:span text:style-name="T15">→</text:span><text:span text:style-name="T25"> </text:span><text:span text:style-name="T24">Conditional extern “C” block </text:span><text:span text:style-name="T41">(missing)</text:span></text:p>
      <text:p text:style-name="P3"/>
      <text:p text:style-name="P44"/>
      <text:h text:style-name="P42" text:outline-level="1">Makefile</text:h>
      <text:p text:style-name="P9"/>
      <text:p text:style-name="P24"><text:span text:style-name="T24">CC </text:span><text:span text:style-name="T15">→</text:span><text:span text:style-name="T25"> </text:span><text:span text:style-name="T24">CXX</text:span></text:p>
      <text:p text:style-name="P27"><text:span text:style-name="T24">gcc</text:span><text:span text:style-name="T36"> </text:span><text:span text:style-name="T15">→</text:span><text:span text:style-name="T25"> </text:span><text:span text:style-name="T24">g++</text:span></text:p>
      <text:p text:style-name="P24"><text:span text:style-name="T24">CFLAGS</text:span><text:span text:style-name="T26"> </text:span><text:span text:style-name="T15">→</text:span><text:span text:style-name="T25"> </text:span><text:span text:style-name="T24">CXXFLAGS</text:span></text:p>
      <text:p text:style-name="P36"><text:span text:style-name="T24">CXXFLAGS</text:span><text:span text:style-name="T26"> </text:span><text:span text:style-name="T15">→</text:span><text:span text:style-name="T25"> </text:span><text:span text:style-name="T37">Appended</text:span><text:span text:style-name="T38"> </text:span><text:span text:style-name="T24">-std=c++14</text:span></text:p>
      <text:p text:style-name="P28"><text:span text:style-name="T24">ds1302.c</text:span><text:span text:style-name="T26"> </text:span><text:span text:style-name="T15">→</text:span><text:span text:style-name="T25"> </text:span><text:span text:style-name="T24">ds1302.cpp</text:span></text:p>
      <text:p text:style-name="P28"><text:span text:style-name="T24">maxdetect.c</text:span><text:span text:style-name="T26"> </text:span><text:span text:style-name="T15">→</text:span><text:span text:style-name="T25"> </text:span><text:span text:style-name="T24">maxdetect.cpp</text:span></text:p>
      <text:p text:style-name="P28"><text:span text:style-name="T24">piNes.c</text:span><text:span text:style-name="T26"> </text:span><text:span text:style-name="T15">→</text:span><text:span text:style-name="T25"> </text:span><text:span text:style-name="T24">piNes.cpp</text:span></text:p>
      <text:p text:style-name="P28"><text:span text:style-name="T24">gertboard.c</text:span><text:span text:style-name="T26"> </text:span><text:span text:style-name="T15">→</text:span><text:span text:style-name="T25"> </text:span><text:span text:style-name="T24">gertboard.cpp</text:span></text:p>
      <text:p text:style-name="P28"><text:span text:style-name="T24">piFace.c</text:span><text:span text:style-name="T26"> </text:span><text:span text:style-name="T15">→</text:span><text:span text:style-name="T25"> </text:span><text:span text:style-name="T24">piFace.cpp</text:span></text:p>
      <text:p text:style-name="P28"><text:span text:style-name="T24">lcd128x64.c</text:span><text:span text:style-name="T26"> </text:span><text:span text:style-name="T15">→</text:span><text:span text:style-name="T25"> </text:span><text:span text:style-name="T24">lcd128x64.cpp</text:span></text:p>
      <text:p text:style-name="P28"><text:span text:style-name="T24">lcd.c</text:span><text:span text:style-name="T26"> </text:span><text:span text:style-name="T15">→</text:span><text:span text:style-name="T25"> </text:span><text:span text:style-name="T24">lcd.cpp</text:span></text:p>
      <text:p text:style-name="P28"><text:span text:style-name="T24">scrollPhat.c</text:span><text:span text:style-name="T26"> </text:span><text:span text:style-name="T15">→</text:span><text:span text:style-name="T25"> </text:span><text:span text:style-name="T24">scrollPhat.cpp</text:span></text:p>
      <text:p text:style-name="P28"><text:span text:style-name="T24">piGlow.c</text:span><text:span text:style-name="T26"> </text:span><text:span text:style-name="T15">→</text:span><text:span text:style-name="T25"> </text:span><text:span text:style-name="T24">piGlow.cpp</text:span></text:p>
      <text:p text:style-name="P24"><text:span text:style-name="T39">$(SRC:.c=.o)</text:span><text:span text:style-name="T15">→</text:span><text:span text:style-name="T25"> </text:span><text:span text:style-name="T39">$(</text:span><text:span text:style-name="T24">SRC:</text:span><text:span text:style-name="T25">.</text:span><text:span text:style-name="T24">cpp=.o</text:span><text:span text:style-name="T39">)</text:span></text:p>
      <text:p text:style-name="P11"/>
      <text:p text:style-name="P40"/>
      <text:p text:style-name="P43">GPIO Application <text:span text:style-name="T12">(gpio directory)</text:span></text:p>
      <text:p text:style-name="P3"/>
      <text:p text:style-name="P44"/>
      <text:h text:style-name="P41" text:outline-level="1"><text:span text:style-name="T21">gpio.c</text:span><text:span text:style-name="T23"> </text:span><text:span text:style-name="T20">→</text:span><text:span text:style-name="T22"> </text:span><text:span text:style-name="T21">gpio.cpp</text:span></text:h>
      <text:p text:style-name="P12"/>
      <text:p text:style-name="P29"><text:span text:style-name="T24">usage</text:span><text:span text:style-name="T26"> </text:span><text:span text:style-name="T15">→</text:span><text:span text:style-name="T25"> </text:span><text:span text:style-name="T24">Declared Constant</text:span></text:p>
      <text:p text:style-name="P29"><text:span text:style-name="T24">findExecutable</text:span><text:span text:style-name="T26"> </text:span><text:span text:style-name="T15">→</text:span><text:span text:style-name="T25"> </text:span><text:span text:style-name="T24">Type Cast Return Of "malloc"</text:span></text:p>
      <text:p text:style-name="P29"><text:span text:style-name="T24">changeOwner</text:span><text:span text:style-name="T26"> </text:span><text:span text:style-name="T15">→</text:span><text:span text:style-name="T25"> </text:span><text:span text:style-name="T24">Parameters “cmd” and “file” Declared Constant</text:span></text:p>
      <text:p text:style-name="P29"><text:span text:style-name="T24">moduleLoaded</text:span><text:span text:style-name="T26"> </text:span><text:span text:style-name="T15">→</text:span><text:span text:style-name="T25"> </text:span><text:span text:style-name="T24">Parameter “modName” Declared Constant</text:span></text:p>
      <text:p text:style-name="P29"><text:span text:style-name="T24">doLoad</text:span><text:span text:style-name="T26"> </text:span><text:span text:style-name="T15">→</text:span><text:span text:style-name="T25"> </text:span><text:span text:style-name="T24">Locals “module1”, “module2”, “file1” and “file2” Declared Constant</text:span></text:p>
      <text:p text:style-name="P29"><text:span text:style-name="T24">doI2Cdetect</text:span><text:span text:style-name="T26"> </text:span><text:span text:style-name="T15">→</text:span><text:span text:style-name="T25"> </text:span><text:span text:style-name="T24">Type Cast Return Of "malloc"</text:span></text:p>
      <text:p text:style-name="P3"/>
      <text:p text:style-name="P44"/>
      <text:h text:style-name="P41" text:outline-level="1"><text:span text:style-name="T21">readall.c</text:span><text:span text:style-name="T23"> </text:span><text:span text:style-name="T20">→</text:span><text:span text:style-name="T22"> </text:span><text:span text:style-name="T21">readall.cpp</text:span></text:h>
      <text:p text:style-name="P12"/>
      <text:p text:style-name="P29"><text:span text:style-name="T24">alts</text:span><text:span text:style-name="T26"> </text:span><text:span text:style-name="T15">→</text:span><text:span text:style-name="T25"> </text:span><text:span text:style-name="T24">Declared Constant</text:span></text:p>
      <text:p text:style-name="P30"><text:span text:style-name="T24">physNames</text:span><text:span text:style-name="T26"> </text:span><text:span text:style-name="T15">→</text:span><text:span text:style-name="T25"> </text:span><text:span text:style-name="T24">Declare</text:span><text:span text:style-name="T41">d</text:span><text:span text:style-name="T24"> Constant</text:span></text:p>
      <text:p text:style-name="P30"><text:span text:style-name="T24">abReadAll</text:span><text:span text:style-name="T26"> </text:span><text:span text:style-name="T15">→</text:span><text:span text:style-name="T25"> </text:span><text:span text:style-name="T24">Local “type” Declared Constant</text:span></text:p>
      <text:p text:style-name="P3"/>
      <text:p text:style-name="P44"/>
      <text:h text:style-name="P42" text:outline-level="1">Makefile</text:h>
      <text:p text:style-name="P9"/>
      <text:p text:style-name="P24"><text:span text:style-name="T24">CC</text:span><text:span text:style-name="T26"> </text:span><text:span text:style-name="T15">→</text:span><text:span text:style-name="T25"> </text:span><text:span text:style-name="T24">CXX</text:span></text:p>
      <text:p text:style-name="P27"><text:span text:style-name="T24">gcc</text:span><text:span text:style-name="T26"> </text:span><text:span text:style-name="T15">→</text:span><text:span text:style-name="T25"> </text:span><text:span text:style-name="T24">g++</text:span></text:p>
      <text:p text:style-name="P24"><text:span text:style-name="T24">CFLAGS</text:span><text:span text:style-name="T26"> </text:span><text:span text:style-name="T15">→</text:span><text:span text:style-name="T25"> </text:span><text:span text:style-name="T24">CXXFLAGS</text:span></text:p>
      <text:p text:style-name="P36"><text:span text:style-name="T24">CXXFLAGS</text:span><text:span text:style-name="T26"> </text:span><text:span text:style-name="T15">→</text:span><text:span text:style-name="T25"> </text:span><text:span text:style-name="T37">Appended</text:span><text:span text:style-name="T38"> </text:span><text:span text:style-name="T24">-std=c++14</text:span></text:p>
      <text:p text:style-name="P28"><text:span text:style-name="T42">gpio.</text:span><text:span text:style-name="T24">c</text:span><text:span text:style-name="T26"> </text:span><text:span text:style-name="T15">→</text:span><text:span text:style-name="T25"> </text:span><text:span text:style-name="T42">gpio.</text:span><text:span text:style-name="T24">cpp</text:span></text:p>
      <text:p text:style-name="P28"><text:span text:style-name="T42">readall.</text:span><text:span text:style-name="T24">c</text:span><text:span text:style-name="T26"> </text:span><text:span text:style-name="T15">→</text:span><text:span text:style-name="T25"> </text:span><text:span text:style-name="T42">readall.cpp</text:span></text:p>
      <text:p text:style-name="P28"><text:span text:style-name="T42">pins.</text:span><text:span text:style-name="T24">c</text:span><text:span text:style-name="T26"> </text:span><text:span text:style-name="T15">→</text:span><text:span text:style-name="T25"> </text:span><text:span text:style-name="T42">pins.</text:span><text:span text:style-name="T24">cpp</text:span></text:p>
      <text:p text:style-name="P24"><text:span text:style-name="T39">$(SRC:.c=.o)</text:span><text:span text:style-name="T15">→</text:span><text:span text:style-name="T25"> </text:span><text:span text:style-name="T39">$(</text:span><text:span text:style-name="T24">SRC:</text:span><text:span text:style-name="T25">.</text:span><text:span text:style-name="T24">cpp=.o</text:span><text:span text:style-name="T39">)</text:span></text:p>
      <text:p text:style-name="P11"/>
      <text:p text:style-name="P38"/>
      <text:p text:style-name="P43">WiringPi D<text:span text:style-name="T45">aemon</text:span> <text:span text:style-name="T12">(wiringPiD directory)</text:span></text:p>
      <text:p text:style-name="P3"/>
      <text:p text:style-name="P44"/>
      <text:h text:style-name="P42" text:outline-level="1">drcNetCmd.h</text:h>
      <text:p text:style-name="P13"/>
      <text:p text:style-name="P31"><text:span text:style-name="T43">drcNetComStruct</text:span><text:span text:style-name="T26"> </text:span><text:span text:style-name="T15">→</text:span><text:span text:style-name="T25"> </text:span><text:span text:style-name="T43">Removed Orphaned “comDat” Identifier</text:span></text:p>
      <text:p text:style-name="P3"/>
      <text:p text:style-name="P44"/>
      <text:h text:style-name="P41" text:outline-level="1"><text:span text:style-name="T21">network.c</text:span><text:span text:style-name="T23"> </text:span><text:span text:style-name="T20">→</text:span><text:span text:style-name="T22"> </text:span><text:span text:style-name="T21">network.cpp</text:span></text:h>
      <text:p text:style-name="P10"/>
      <text:p text:style-name="P26"><text:span text:style-name="T24">getResponse</text:span><text:span text:style-name="T26"> </text:span><text:span text:style-name="T15">→</text:span><text:span text:style-name="T25"> </text:span><text:span text:style-name="T24">Type Cast Return Of "malloc"</text:span></text:p>
      <text:p text:style-name="P3"/>
      <text:p text:style-name="P44"/>
      <text:h text:style-name="P41" text:outline-level="1"><text:span text:style-name="T21">wiringpid.c</text:span><text:span text:style-name="T23"> </text:span><text:span text:style-name="T20">→</text:span><text:span text:style-name="T22"> </text:span><text:span text:style-name="T21">wiringpid.cpp</text:span></text:h>
      <text:p text:style-name="P10"/>
      <text:p text:style-name="P26"><text:span text:style-name="T24">main</text:span><text:span text:style-name="T26"> </text:span><text:span text:style-name="T15">→</text:span><text:span text:style-name="T25"> </text:span><text:span text:style-name="T24">Type Cast Return Of "malloc"</text:span></text:p>
      <text:p text:style-name="P3"/>
      <text:p text:style-name="P44"/>
      <text:h text:style-name="P42" text:outline-level="1">Makefile</text:h>
      <text:p text:style-name="P8"/>
      <text:p text:style-name="P24"><text:span text:style-name="T24">CC</text:span><text:span text:style-name="T26"> </text:span><text:span text:style-name="T15">→</text:span><text:span text:style-name="T25"> </text:span><text:span text:style-name="T24">CXX</text:span></text:p>
      <text:p text:style-name="P27"><text:span text:style-name="T24">gcc</text:span><text:span text:style-name="T26"> </text:span><text:span text:style-name="T15">→</text:span><text:span text:style-name="T25"> </text:span><text:span text:style-name="T24">g++</text:span></text:p>
      <text:p text:style-name="P24"><text:span text:style-name="T24">CFLAGS</text:span><text:span text:style-name="T26"> </text:span><text:span text:style-name="T15">→</text:span><text:span text:style-name="T25"> </text:span><text:span text:style-name="T24">CXXFLAGS</text:span></text:p>
      <text:p text:style-name="P36"><text:span text:style-name="T24">CXXFLAGS</text:span><text:span text:style-name="T26"> </text:span><text:span text:style-name="T15">→</text:span><text:span text:style-name="T25"> </text:span><text:span text:style-name="T37">Appended</text:span><text:span text:style-name="T38"> </text:span><text:span text:style-name="T24">-std=c++14</text:span></text:p>
      <text:p text:style-name="P28"><text:span text:style-name="T44">wiringpid</text:span><text:span text:style-name="T42">.</text:span><text:span text:style-name="T24">c</text:span><text:span text:style-name="T26"> </text:span><text:span text:style-name="T15">→</text:span><text:span text:style-name="T25"> </text:span><text:span text:style-name="T44">wiringpid.cpp</text:span></text:p>
      <text:p text:style-name="P28"><text:span text:style-name="T44">network</text:span><text:span text:style-name="T42">.</text:span><text:span text:style-name="T24">c</text:span><text:span text:style-name="T26"> </text:span><text:span text:style-name="T15">→</text:span><text:span text:style-name="T25"> </text:span><text:span text:style-name="T44">network</text:span><text:span text:style-name="T42">.cpp</text:span></text:p>
      <text:p text:style-name="P28"><text:span text:style-name="T44">runRemote</text:span><text:span text:style-name="T42">.</text:span><text:span text:style-name="T24">c</text:span><text:span text:style-name="T26"> </text:span><text:span text:style-name="T15">→</text:span><text:span text:style-name="T25"> </text:span><text:span text:style-name="T44">runRemote</text:span><text:span text:style-name="T42">.</text:span><text:span text:style-name="T24">cpp</text:span></text:p>
      <text:p text:style-name="P32"><text:span text:style-name="T24">daemonise.c</text:span><text:span text:style-name="T26"> </text:span><text:span text:style-name="T15">→</text:span><text:span text:style-name="T25"> </text:span><text:span text:style-name="T24">daemonise.cpp</text:span></text:p>
      <text:p text:style-name="P24"><text:span text:style-name="T39">$(SRC:.c=.o)</text:span><text:span text:style-name="T15">→</text:span><text:span text:style-name="T25"> </text:span><text:span text:style-name="T39">$(</text:span><text:span text:style-name="T24">SRC:</text:span><text:span text:style-name="T25">.</text:span><text:span text:style-name="T24">cpp=.o</text:span><text:span text:style-name="T39">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9T14:39:31.085000000</meta:creation-date>
    <dc:date>2017-07-09T14:40:11.319000000</dc:date>
    <meta:editing-duration>PT40S</meta:editing-duration>
    <meta:editing-cycles>1</meta:editing-cycles>
    <meta:document-statistic meta:table-count="0" meta:image-count="0" meta:object-count="0" meta:page-count="8" meta:paragraph-count="166" meta:word-count="1011" meta:character-count="7395" meta:non-whitespace-character-count="6536"/>
    <meta:generator>LibreOffice/5.2.7.2$Windows_X86_64 LibreOffice_project/2b7f1e640c46ceb28adf43ee075a6e8b8439ed10</meta:generator>
  </office:meta>
</office:document-meta>
</file>